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</style:style>
    <style:style style:name="P2" style:family="paragraph" style:parent-style-name="LO-normal">
      <style:paragraph-properties fo:text-align="center" style:justify-single-word="false"/>
    </style:style>
    <style:style style:name="P3" style:family="paragraph" style:parent-style-name="LO-normal">
      <style:paragraph-properties fo:text-align="center" style:justify-single-word="false"/>
      <style:text-properties officeooo:paragraph-rsid="0013d3c7"/>
    </style:style>
    <style:style style:name="P4" style:family="paragraph" style:parent-style-name="LO-normal">
      <style:text-properties fo:font-size="13pt" style:font-size-asian="13pt" style:font-size-complex="13pt"/>
    </style:style>
    <style:style style:name="P5" style:family="paragraph" style:parent-style-name="LO-normal">
      <style:paragraph-properties fo:line-height="115%"/>
    </style:style>
    <style:style style:name="P6" style:family="paragraph" style:parent-style-name="LO-normal">
      <style:paragraph-properties fo:margin-left="0cm" fo:margin-right="0cm" fo:line-height="115%" fo:text-align="start" style:justify-single-word="false" fo:orphans="2" fo:widows="2" fo:text-indent="0cm" style:auto-text-indent="false"/>
    </style:style>
    <style:style style:name="P7" style:family="paragraph" style:parent-style-name="LO-normal" style:list-style-name="WWNum1">
      <style:paragraph-properties fo:margin-left="1.27cm" fo:margin-right="0cm" fo:text-indent="-0.635cm" style:auto-text-indent="false"/>
    </style:style>
    <style:style style:name="P8" style:family="paragraph" style:parent-style-name="LO-normal">
      <style:paragraph-properties fo:margin-left="0cm" fo:margin-right="0cm" fo:text-indent="0cm" style:auto-text-indent="false"/>
    </style:style>
    <style:style style:name="P9" style:family="paragraph" style:parent-style-name="LO-normal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LO-normal" style:master-page-name="Standard">
      <style:paragraph-properties fo:text-align="center" style:justify-single-word="false" style:page-number="1"/>
      <style:text-properties officeooo:rsid="0013d3c7" officeooo:paragraph-rsid="0013d3c7"/>
    </style:style>
    <style:style style:name="P11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3d3c7" style:font-weight-asian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1155cc" style:text-underline-style="solid" style:text-underline-width="auto" style:text-underline-color="font-color" officeooo:rsid="0013d3c7"/>
    </style:style>
    <style:style style:name="T6" style:family="text">
      <style:text-properties fo:font-size="11pt" fo:font-weight="normal" style:font-size-asian="11pt" style:font-weight-asian="normal" style:font-size-complex="11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variant="normal" fo:text-transform="none" fo:color="#040c28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variant="normal" fo:text-transform="none" fo:color="#202124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style:font-name="arial" fo:font-size="11pt" style:font-name-asian="arial1" style:font-size-asian="11pt" style:font-name-complex="arial1" style:font-size-complex="11pt"/>
    </style:style>
    <style:style style:name="T11" style:family="text">
      <style:text-properties fo:color="#38761d" fo:font-size="12pt" fo:font-weight="bold" style:font-size-asian="12pt" style:font-weight-asian="bold" style:font-size-complex="12pt"/>
    </style:style>
    <style:style style:name="T12" style:family="text">
      <style:text-properties style:text-underline-style="none"/>
    </style:style>
    <style:style style:name="gr1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2cm" fo:padding-top="0.254cm" fo:padding-bottom="0.254cm" fo:padding-left="0.254cm" fo:padding-right="0.254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Gabriel Vinicius de Oliveira Lima</text:span></text:p>
      <text:p text:style-name="P2"><text:span text:style-name="T2">(</text:span><text:span text:style-name="T3">44</text:span><text:span text:style-name="T2">) </text:span><text:span text:style-name="T3">99749-7078</text:span></text:p>
      <text:p text:style-name="P3"><text:span text:style-name="T5">lima.gabriel29@escola.pr.gov.br</text:span></text:p>
      <text:p text:style-name="LO-normal"><draw:custom-shape text:anchor-type="as-char" draw:z-index="0" draw:name="Shape 2" draw:style-name="gr1" draw:text-style-name="P11" svg:width="16.539cm" svg:height="0.082cm"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5"><text:span text:style-name="T7">OBJETIVO</text:span></text:p>
      <text:p text:style-name="P6"><text:span text:style-name="T8">Quero desenvolver minhas habilidades e também contribuir para o sucesso da empresa</text:span><text:span text:style-name="T9">. Em busca de uma oportunidade para desenvolver e melhorar meus conhecimentos, e também algo que possa me instruir de forma crescente e contínua, visando sempre o crescimento entre mim e a empresa.</text:span></text:p>
      <text:p text:style-name="P5"/>
      <text:p text:style-name="LO-normal"><text:span text:style-name="T7">FORMAÇÃO ACADÊMICA</text:span></text:p>
      <text:p text:style-name="LO-normal">Escola Estadual Integral Dom Pedro I – Cursando 1° Técnico</text:p>
      <text:p text:style-name="LO-normal"/>
      <text:p text:style-name="LO-normal"/>
      <text:p text:style-name="LO-normal"><text:span text:style-name="T7">TECNOLOGIAS </text:span></text:p>
      <text:list xml:id="list1305751078" text:style-name="WWNum1">
        <text:list-item>
          <text:p text:style-name="P7">Informática Básica</text:p>
        </text:list-item>
        <text:list-item>
          <text:p text:style-name="P7">Pensamento Computacional</text:p>
        </text:list-item>
      </text:list>
      <text:p text:style-name="P8"/>
      <text:p text:style-name="P8"><text:span text:style-name="T7">CURSOS | CERTIFICAÇÕES</text:span></text:p>
      <text:p text:style-name="P8">Curso Online | Jovem Aprendiz Bancário (agosto de 2022 – agosto de 2023)</text:p>
      <text:p text:style-name="P8"><text:span text:style-name="T6">Pensamento Computacional (fevereiro de 2023 – dezembro de 2023)</text:span></text:p>
      <text:p text:style-name="P9"/>
      <text:p text:style-name="P8"><text:span text:style-name="T7">IDIOMAS</text:span></text:p>
      <text:p text:style-name="P8"/>
      <text:p text:style-name="P8"><text:span text:style-name="T2">Idioma</text:span> 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normal" style:default-outline-level="" style:class="extra"/>
    <style:style style:name="Foot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LO-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30T13:33:08.135547481</dc:date>
    <meta:editing-duration>PT1M4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97" meta:character-count="671" meta:non-whitespace-character-count="587"/>
  </office:meta>
</office:document-meta>
</file>